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Bibliography_20_1">
      <style:paragraph-properties>
        <style:tab-stops/>
      </style:paragraph-properties>
    </style:style>
    <style:style style:name="P9" style:family="paragraph" style:parent-style-name="Title" style:master-page-name="First_20_Page">
      <style:paragraph-properties style:page-number="auto"/>
    </style:style>
    <style:style style:name="P10" style:family="paragraph" style:parent-style-name="Heading_20_1" style:list-style-name=""/>
    <style:style style:name="P11" style:family="paragraph" style:parent-style-name="Heading_20_1">
      <style:text-properties officeooo:rsid="0026c70c"/>
    </style:style>
    <style:style style:name="P12" style:family="paragraph" style:parent-style-name="Heading_20_1">
      <style:text-properties officeooo:rsid="0026c70c" officeooo:paragraph-rsid="0026c70c"/>
    </style:style>
    <style:style style:name="P13" style:family="paragraph" style:parent-style-name="Heading_20_1">
      <style:paragraph-properties fo:break-before="page"/>
      <style:text-properties officeooo:rsid="002255a7" officeooo:paragraph-rsid="002255a7"/>
    </style:style>
    <style:style style:name="P14" style:family="paragraph" style:parent-style-name="Heading_20_2">
      <style:text-properties officeooo:rsid="0028d6a9" officeooo:paragraph-rsid="0028d6a9"/>
    </style:style>
    <style:style style:name="P15" style:family="paragraph" style:parent-style-name="Text_20_body" style:list-style-name="L1">
      <style:text-properties officeooo:rsid="00277158" officeooo:paragraph-rsid="00277158"/>
    </style:style>
    <style:style style:name="P16" style:family="paragraph" style:parent-style-name="Text_20_body" style:list-style-name="L2">
      <style:text-properties officeooo:rsid="0028d6a9" officeooo:paragraph-rsid="0028d6a9"/>
    </style:style>
    <style:style style:name="P17" style:family="paragraph" style:parent-style-name="Text_20_body">
      <style:text-properties officeooo:rsid="002b877c" officeooo:paragraph-rsid="002b877c"/>
    </style:style>
    <style:style style:name="P18" style:family="paragraph" style:parent-style-name="Text_20_body">
      <style:text-properties officeooo:rsid="0021e59b" officeooo:paragraph-rsid="00244bce"/>
    </style:style>
    <style:style style:name="P19" style:family="paragraph" style:parent-style-name="Contents_20_Heading" style:master-page-name="Standard">
      <style:paragraph-properties style:page-number="1" fo:break-before="page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Heading_20_3">
      <style:text-properties officeooo:rsid="0028d6a9" officeooo:paragraph-rsid="0028d6a9"/>
    </style:style>
    <style:style style:name="P2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Implementation - Rypto</text:span><text:line-break/><text:date style:data-style-name="N10076" text:date-value="2017-03-29T13:00:36.499655968">March 29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20"><text:a xlink:type="simple" xlink:href="#__RefHeading___Toc114_700232704" text:style-name="Index_20_Link" text:visited-style-name="Index_20_Link">Preface<text:tab/>2</text:a></text:p>
          <text:p text:style-name="P20"><text:a xlink:type="simple" xlink:href="#__RefHeading___Toc97_1780184291" text:style-name="Index_20_Link" text:visited-style-name="Index_20_Link">General structure<text:tab/>2</text:a></text:p>
          <text:p text:style-name="P21"><text:a xlink:type="simple" xlink:href="#__RefHeading___Toc99_512451262" text:style-name="Index_20_Link" text:visited-style-name="Index_20_Link">Library aes<text:tab/>2</text:a></text:p>
          <text:p text:style-name="P23"><text:a xlink:type="simple" xlink:href="#__RefHeading___Toc101_512451262" text:style-name="Index_20_Link" text:visited-style-name="Index_20_Link">Types<text:tab/>2</text:a></text:p>
          <text:p text:style-name="P23"><text:a xlink:type="simple" xlink:href="#__RefHeading___Toc103_512451262" text:style-name="Index_20_Link" text:visited-style-name="Index_20_Link">Functions<text:tab/>2</text:a></text:p>
          <text:p text:style-name="P20"><text:a xlink:type="simple" xlink:href="#__RefHeading___Toc105_512451262" text:style-name="Index_20_Link" text:visited-style-name="Index_20_Link">Performance<text:tab/>2</text:a></text:p>
          <text:p text:style-name="P20"><text:a xlink:type="simple" xlink:href="#__RefHeading___Toc107_512451262" text:style-name="Index_20_Link" text:visited-style-name="Index_20_Link">Missing features, possible new features<text:tab/>2</text:a></text:p>
        </text:index-body>
      </text:table-of-content>
      <text:p text:style-name="Text_20_body"/>
      <text:h text:style-name="P10" text:outline-level="1"/>
      <text:h text:style-name="P13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11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2755033558353739484" text:style-name="L1">
        <text:list-item>
          <text:p text:style-name="P15">Library aes – all of the AES-related functionality</text:p>
        </text:list-item>
        <text:list-item>
          <text:p text:style-name="P15">Executable rypto – user interface</text:p>
        </text:list-item>
        <text:list-item>
          <text:p text:style-name="P15">Test cases – CUnit format</text:p>
        </text:list-item>
      </text:list>
      <text:h text:style-name="P14" text:outline-level="2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6">The source code of the library is in two files: aes.c and aes.h.</text:p>
      <text:p text:style-name="P6">If the library is used in a source file, then file aes.h must be included.</text:p>
      <text:p text:style-name="P7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h text:style-name="P22" text:outline-level="3"><text:bookmark-start text:name="__RefHeading___Toc101_512451262"/>Types<text:bookmark-end text:name="__RefHeading___Toc101_512451262"/></text:h>
      <text:p text:style-name="P6">Two types are defined: </text:p>
      <text:list xml:id="list1568943951929364588" text:style-name="L2">
        <text:list-item>
          <text:p text:style-name="P16">AES_byte (8-bit unsigned integer)</text:p>
        </text:list-item>
        <text:list-item>
          <text:p text:style-name="P16">AES_word (32-bit unsigned integer)</text:p>
        </text:list-item>
      </text:list>
      <text:h text:style-name="P22" text:outline-level="3"><text:bookmark-start text:name="__RefHeading___Toc103_512451262"/>Functions<text:bookmark-end text:name="__RefHeading___Toc103_512451262"/></text:h>
      <text:p text:style-name="P17">void AES_KeyExpansion(AES_byte *key, AES_word *w) – expands a given key (128 bits, 16 bytes) to an AES Key Schedule (11 x 4 words). Must be done before encryption or decryption.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12" text:outline-level="1"><text:bookmark-start text:name="__RefHeading___Toc107_512451262"/>Missing features, possible new features<text:bookmark-end text:name="__RefHeading___Toc107_512451262"/></text:h>
      <text:p text:style-name="P17">Other key sizes than 128. Other operation modes besides ECB.</text:p>
      <text:p text:style-name="P18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References</text:p>
          </text:index-title>
          <text:p text:style-name="P8">FIPS197: U.S. Department of Commerce/National Institute of Standards and Technology, Federal Information Processing Standard, FIPS PUB 197 Advanced Encryption Standard (AES), 2001</text:p>
          <text:p text:style-name="P8">WIKI001: Wikipedia, Rijndael mix columns, 2017, https://en.wikipedia.org/wiki/Rijndael_mix_columns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29T13:00:36.452562000</dc:date>
    <dc:creator>Riku Kalinen</dc:creator>
    <meta:editing-duration>PT1H3M16S</meta:editing-duration>
    <meta:editing-cycles>14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7" meta:word-count="240" meta:character-count="1624" meta:non-whitespace-character-count="1420"/>
  </office:meta>
</office:document-meta>
</file>